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otlinSerializationProtobufHttpMessageConverter.KotlinSerializationProtobufHttpMessageConverter( ProtoBuf protobu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otlinSerializationProtobufHttpMessageConverter.KotlinSerializationProtobufHttp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